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master-page-name="PM2">
      <style:paragraph-properties style:page-number="auto"/>
      <style:text-properties style:font-name="Arial"/>
    </style:style>
    <style:style style:name="P2" style:family="paragraph" style:parent-style-name="Text_20_body">
      <style:text-properties style:font-name="Arial"/>
    </style:style>
    <style:style style:name="P3" style:family="paragraph" style:parent-style-name="Text_20_body">
      <style:text-properties officeooo:paragraph-rsid="001d4f97"/>
    </style:style>
    <style:style style:name="P4" style:family="paragraph" style:parent-style-name="Horizontal_20_Line">
      <style:text-properties style:font-name="Arial"/>
    </style:style>
    <style:style style:name="P5" style:family="paragraph" style:parent-style-name="Text_20_body" style:list-style-name="L1">
      <style:text-properties style:font-name="Arial"/>
    </style:style>
    <style:style style:name="P6" style:family="paragraph" style:parent-style-name="Text_20_body" style:list-style-name="L1"/>
    <style:style style:name="P7" style:family="paragraph" style:parent-style-name="Text_20_body" style:list-style-name="L2">
      <style:text-properties style:font-name="Arial"/>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4">
      <style:text-properties style:font-name="Arial"/>
    </style:style>
    <style:style style:name="P12" style:family="paragraph" style:parent-style-name="Text_20_body" style:list-style-name="L5"/>
    <style:style style:name="P13" style:family="paragraph" style:parent-style-name="Text_20_body" style:list-style-name="L5">
      <style:text-properties style:font-name="Arial"/>
    </style:style>
    <style:style style:name="P14" style:family="paragraph" style:parent-style-name="Text_20_body" style:list-style-name="L6"/>
    <style:style style:name="P15" style:family="paragraph" style:parent-style-name="Text_20_body" style:list-style-name="L6">
      <style:text-properties style:font-name="Arial"/>
    </style:style>
    <style:style style:name="P16" style:family="paragraph" style:parent-style-name="Text_20_body" style:list-style-name="L7"/>
    <style:style style:name="P17" style:family="paragraph" style:parent-style-name="Text_20_body" style:list-style-name="L7">
      <style:text-properties style:font-name="Arial"/>
    </style:style>
    <style:style style:name="P18" style:family="paragraph" style:parent-style-name="Text_20_body" style:list-style-name="L8"/>
    <style:style style:name="P19" style:family="paragraph" style:parent-style-name="Text_20_body" style:list-style-name="L8">
      <style:text-properties style:font-name="Arial"/>
    </style:style>
    <style:style style:name="P20" style:family="paragraph" style:parent-style-name="Text_20_body" style:list-style-name="L9">
      <style:text-properties style:font-name="Arial"/>
    </style:style>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0">
      <style:text-properties style:font-name="Arial"/>
    </style:style>
    <style:style style:name="P24" style:family="paragraph" style:parent-style-name="Text_20_body" style:list-style-name="L11"/>
    <style:style style:name="P25" style:family="paragraph" style:parent-style-name="Text_20_body" style:list-style-name="L11">
      <style:text-properties style:font-name="Arial"/>
    </style:style>
    <style:style style:name="P26" style:family="paragraph" style:parent-style-name="Text_20_body" style:list-style-name="L12"/>
    <style:style style:name="P27" style:family="paragraph" style:parent-style-name="Text_20_body" style:list-style-name="L12">
      <style:text-properties style:font-name="Arial"/>
    </style:style>
    <style:style style:name="T1" style:family="text">
      <style:text-properties style:font-name="Arial"/>
    </style:style>
    <style:style style:name="T2" style:family="text">
      <style:text-properties style:font-name="Arial"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a de Aplicación </text:p>
      <text:p text:style-name="P2"/>
      <text:p text:style-name="P3"><text:span text:style-name="T1">La </text:span><text:span text:style-name="Strong_20_Emphasis"><text:span text:style-name="T1">capa de aplicación</text:span></text:span><text:span text:style-name="T1"> es la más cercana al usuario dentro del modelo de redes. Es donde residen las aplicaciones que utilizan los servicios de red, como navegadores web, clientes de correo, aplicaciones de mensajería, entre otros. También puede ser utilizada por otras aplicaciones o servicios automatizados.</text:span></text:p>
      <text:p text:style-name="P4"/>
      <text:h text:style-name="Heading_20_2" text:outline-level="2"><text:span text:style-name="Strong_20_Emphasis"><text:span text:style-name="T1">Funciones de la Capa de Aplicación</text:span></text:span></text:h>
      <text:list text:style-name="L1">
        <text:list-item>
          <text:p text:style-name="P5">Provee servicios de comunicación a:</text:p>
          <text:list>
            <text:list-item>
              <text:p text:style-name="P5">Usuarios finales (interfaz gráfica, comandos).</text:p>
            </text:list-item>
            <text:list-item>
              <text:p text:style-name="P5">Otras aplicaciones o servicios (M2M: machine-to-machine).</text:p>
            </text:list-item>
          </text:list>
        </text:list-item>
        <text:list-item>
          <text:p text:style-name="P5">Las aplicaciones que utilizan la red forman parte de esta capa.</text:p>
        </text:list-item>
        <text:list-item>
          <text:p text:style-name="P6"><text:span text:style-name="T1">Los </text:span><text:span text:style-name="Strong_20_Emphasis"><text:span text:style-name="T1">protocolos de red</text:span></text:span><text:span text:style-name="T1"> implementados por estas aplicaciones también pertenecen aquí.</text:span></text:p>
        </text:list-item>
        <text:list-item>
          <text:p text:style-name="P5">A través de esta capa, se accede a la red (aunque la aplicación en sí no sea de red).</text:p>
        </text:list-item>
        <text:list-item>
          <text:p text:style-name="P5">Define:</text:p>
          <text:list>
            <text:list-item>
              <text:p text:style-name="P6"><text:span text:style-name="Strong_20_Emphasis"><text:span text:style-name="T1">Formato de los mensajes</text:span></text:span><text:span text:style-name="T1"> (puede ser binario como ASN o texto como HTTP).</text:span></text:p>
            </text:list-item>
            <text:list-item>
              <text:p text:style-name="P6"><text:span text:style-name="Strong_20_Emphasis"><text:span text:style-name="T1">Semántica</text:span></text:span><text:span text:style-name="T1"> de los mensajes (qué significa cada uno).</text:span></text:p>
            </text:list-item>
            <text:list-item>
              <text:p text:style-name="P6"><text:span text:style-name="Strong_20_Emphasis"><text:span text:style-name="T1">Diálogo</text:span></text:span><text:span text:style-name="T1">: cómo se intercambian los mensajes (quién inicia, respuesta, cierre, etc.).</text:span></text:p>
            </text:list-item>
          </text:list>
        </text:list-item>
      </text:list>
      <text:p text:style-name="P4"/>
      <text:h text:style-name="Heading_20_2" text:outline-level="2"><text:span text:style-name="Strong_20_Emphasis"><text:span text:style-name="T1">Componentes de la Capa de Aplicación</text:span></text:span></text:h>
      <text:list text:style-name="L2">
        <text:list-item>
          <text:p text:style-name="P7">Programas que corren en diferentes dispositivos y que se comunican entre sí.</text:p>
        </text:list-item>
        <text:list-item>
          <text:p text:style-name="P7">Protocolos que definen cómo deben comunicarse.</text:p>
        </text:list-item>
        <text:list-item>
          <text:p text:style-name="P8"><text:span text:style-name="T1">Suelen estar en los </text:span><text:span text:style-name="Strong_20_Emphasis"><text:span text:style-name="T1">nodos finales</text:span></text:span><text:span text:style-name="T1"> (end-systems), no en el núcleo de la red → facilita el desarrollo y cumple con el principio </text:span><text:span text:style-name="Strong_20_Emphasis"><text:span text:style-name="T1">end-to-end</text:span></text:span><text:span text:style-name="T1">.</text:span></text:p>
        </text:list-item>
      </text:list>
      <text:p text:style-name="P4"/>
      <text:h text:style-name="Heading_20_2" text:outline-level="2"><text:soft-page-break/><text:span text:style-name="Strong_20_Emphasis"><text:span text:style-name="T1">Capas integradas en la Capa de Aplicación (modelo TCP/IP)</text:span></text:span></text:h>
      <text:p text:style-name="Text_20_body"><text:span text:style-name="T1">En el enfoque de Internet, la Capa de Aplicación </text:span><text:span text:style-name="Strong_20_Emphasis"><text:span text:style-name="T1">integra funcionalidades</text:span></text:span><text:span text:style-name="T1"> de tres capas del modelo OSI:</text:span></text:p>
      <text:list text:style-name="L3">
        <text:list-item>
          <text:p text:style-name="P9"><text:span text:style-name="Strong_20_Emphasis"><text:span text:style-name="T1">Capa de Aplicación</text:span></text:span><text:span text:style-name="T1"> (OSI): Comunicación entre aplicaciones.</text:span></text:p>
        </text:list-item>
        <text:list-item>
          <text:p text:style-name="P9"><text:span text:style-name="Strong_20_Emphasis"><text:span text:style-name="T1">Capa de Presentación</text:span></text:span><text:span text:style-name="T1">: Codificación, compresión y cifrado de datos.</text:span></text:p>
        </text:list-item>
        <text:list-item>
          <text:p text:style-name="P9"><text:span text:style-name="Strong_20_Emphasis"><text:span text:style-name="T1">Capa de Sesión</text:span></text:span><text:span text:style-name="T1">: Control del diálogo (conversación), sincronización, recuperación ante errores.</text:span></text:p>
        </text:list-item>
      </text:list>
      <text:p text:style-name="P4"/>
      <text:h text:style-name="Heading_20_2" text:outline-level="2"><text:span text:style-name="Strong_20_Emphasis"><text:span text:style-name="T1">Capa de Sesión</text:span></text:span></text:h>
      <text:list text:style-name="L4">
        <text:list-item>
          <text:p text:style-name="P10"><text:span text:style-name="T1">Administra las </text:span><text:span text:style-name="Strong_20_Emphasis"><text:span text:style-name="T1">conversaciones</text:span></text:span><text:span text:style-name="T1"> entre aplicaciones.</text:span></text:p>
        </text:list-item>
        <text:list-item>
          <text:p text:style-name="P11">Ofrece (opcionalmente):</text:p>
          <text:list>
            <text:list-item>
              <text:p text:style-name="P10"><text:span text:style-name="Strong_20_Emphasis"><text:span text:style-name="T1">Mecanismos de transacción</text:span></text:span><text:span text:style-name="T1">: </text:span><text:span text:style-name="Source_20_Text"><text:span text:style-name="T1">COMMIT</text:span></text:span><text:span text:style-name="T1">, </text:span><text:span text:style-name="Source_20_Text"><text:span text:style-name="T1">CHECKPOINT</text:span></text:span><text:span text:style-name="T1">, </text:span><text:span text:style-name="Source_20_Text"><text:span text:style-name="T1">ROLLBACK</text:span></text:span><text:span text:style-name="T1">.</text:span></text:p>
            </text:list-item>
            <text:list-item>
              <text:p text:style-name="P10"><text:span text:style-name="T1">Manejo de </text:span><text:span text:style-name="Strong_20_Emphasis"><text:span text:style-name="T1">actividad</text:span></text:span><text:span text:style-name="T1"> y </text:span><text:span text:style-name="Strong_20_Emphasis"><text:span text:style-name="T1">excepciones</text:span></text:span><text:span text:style-name="T1">.</text:span></text:p>
            </text:list-item>
          </text:list>
        </text:list-item>
        <text:list-item>
          <text:p text:style-name="P10"><text:span text:style-name="T1">Ejemplo: </text:span><text:span text:style-name="Strong_20_Emphasis"><text:span text:style-name="T1">RPC (Remote Procedure Call)</text:span></text:span><text:span text:style-name="T1"> usado en NFS.</text:span></text:p>
        </text:list-item>
        <text:list-item>
          <text:p text:style-name="P11">Puede estar integrada dentro de las aplicaciones.</text:p>
        </text:list-item>
        <text:list-item>
          <text:p text:style-name="P10"><text:span text:style-name="T1">Generalmente </text:span><text:span text:style-name="Strong_20_Emphasis"><text:span text:style-name="T1">no se utiliza de forma separada</text:span></text:span><text:span text:style-name="T1"> (considerada "capa inventada por ISO").</text:span></text:p>
        </text:list-item>
        <text:list-item>
          <text:p text:style-name="P10"><text:span text:style-name="T1">Presente solo en algunas arquitecturas como </text:span><text:span text:style-name="Strong_20_Emphasis"><text:span text:style-name="T1">SNA</text:span></text:span><text:span text:style-name="T1"> de IBM.</text:span></text:p>
        </text:list-item>
      </text:list>
      <text:p text:style-name="P4"/>
      <text:h text:style-name="Heading_20_2" text:outline-level="2" text:is-list-header="true"><text:span text:style-name="Strong_20_Emphasis"><text:span text:style-name="T1">Capa de Presentación</text:span></text:span></text:h>
      <text:list text:style-name="L5">
        <text:list-item>
          <text:p text:style-name="P12"><text:span text:style-name="T1">Encargada de la </text:span><text:span text:style-name="Strong_20_Emphasis"><text:span text:style-name="T1">codificación, compresión y cifrado</text:span></text:span><text:span text:style-name="T1"> de los datos.</text:span></text:p>
        </text:list-item>
        <text:list-item>
          <text:p text:style-name="P13">Conversión entre distintos formatos de caracteres: ASCII, EBCDIC, UTF-8, ISO-8859-1, Unicode.</text:p>
        </text:list-item>
        <text:list-item>
          <text:p text:style-name="P13">Ejemplos de algoritmos:</text:p>
          <text:list>
            <text:list-item>
              <text:p text:style-name="P13">Compresión: LZW.</text:p>
            </text:list-item>
            <text:list-item>
              <text:p text:style-name="P13">Cifrado: AES, DES, IDEA.</text:p>
            </text:list-item>
            <text:list-item>
              <text:p text:style-name="P13">Formatos: JPEG, MPEG.</text:p>
            </text:list-item>
          </text:list>
        </text:list-item>
        <text:list-item>
          <text:p text:style-name="P12"><text:span text:style-name="T1">Ejemplo concreto: </text:span><text:span text:style-name="Strong_20_Emphasis"><text:span text:style-name="T1">XDR (External Data Representation)</text:span></text:span><text:span text:style-name="T1"> en NFS.</text:span></text:p>
        </text:list-item>
        <text:list-item>
          <text:p text:style-name="P13"><text:soft-page-break/>Suele estar integrada en las aplicaciones de red.</text:p>
        </text:list-item>
      </text:list>
      <text:p text:style-name="P4"/>
      <text:h text:style-name="Heading_20_2" text:outline-level="2"><text:span text:style-name="Strong_20_Emphasis"><text:span text:style-name="T1">Modelos de Comunicación de Aplicaciones</text:span></text:span></text:h>
      <text:h text:style-name="Heading_20_3" text:outline-level="3"><text:span text:style-name="Strong_20_Emphasis"><text:span text:style-name="T1">1. Modelo Mainframe (dumb client)</text:span></text:span></text:h>
      <text:list text:style-name="L6">
        <text:list-item>
          <text:p text:style-name="P14"><text:span text:style-name="Strong_20_Emphasis"><text:span text:style-name="T1">Carga centralizada</text:span></text:span><text:span text:style-name="T1">: todo el procesamiento lo realiza el servidor.</text:span></text:p>
        </text:list-item>
        <text:list-item>
          <text:p text:style-name="P15">Cliente actúa solo como interfaz (terminal tonto).</text:p>
        </text:list-item>
        <text:list-item>
          <text:p text:style-name="P14"><text:span text:style-name="T1">Modelo antiguo, aunque resurge con </text:span><text:span text:style-name="Strong_20_Emphasis"><text:span text:style-name="T1">thin clients</text:span></text:span><text:span text:style-name="T1">.</text:span></text:p>
        </text:list-item>
        <text:list-item>
          <text:p text:style-name="P14"><text:span text:style-name="T1">El </text:span><text:span text:style-name="Strong_20_Emphasis"><text:span text:style-name="T1">mainframe controla el diálogo</text:span></text:span><text:span text:style-name="T1">.</text:span></text:p>
        </text:list-item>
        <text:list-item>
          <text:p text:style-name="P15">Cliente ejecuta en el mainframe.</text:p>
        </text:list-item>
        <text:list-item>
          <text:p text:style-name="P15">Ejemplo: sistema SNA con mainframe IBM S/370 y terminales.</text:p>
        </text:list-item>
      </text:list>
      <text:p text:style-name="P4"/>
      <text:h text:style-name="Heading_20_3" text:outline-level="3"><text:span text:style-name="Strong_20_Emphasis"><text:span text:style-name="T1">2. Modelo Cliente/Servidor</text:span></text:span></text:h>
      <text:list text:style-name="L7">
        <text:list-item>
          <text:p text:style-name="P16"><text:span text:style-name="Strong_20_Emphasis"><text:span text:style-name="T1">Carga compartida</text:span></text:span><text:span text:style-name="T1">: cliente maneja interfaz, servidor el resto del procesamiento.</text:span></text:p>
        </text:list-item>
        <text:list-item>
          <text:p text:style-name="P17">Estructuras posibles:</text:p>
          <text:list>
            <text:list-item>
              <text:p text:style-name="P17">2 tiers: cliente-servidor.</text:p>
            </text:list-item>
            <text:list-item>
              <text:p text:style-name="P17">3 tiers: cliente-aplicación-servidor de base de datos.</text:p>
            </text:list-item>
            <text:list-item>
              <text:p text:style-name="P17">Multi-tier: múltiples niveles.</text:p>
            </text:list-item>
          </text:list>
        </text:list-item>
        <text:list-item>
          <text:p text:style-name="P17">El servidor espera conexiones pasivamente.</text:p>
        </text:list-item>
        <text:list-item>
          <text:p text:style-name="P16"><text:span text:style-name="T1">Ejemplo: </text:span><text:span text:style-name="Strong_20_Emphasis"><text:span text:style-name="T1">FTP</text:span></text:span><text:span text:style-name="T1">, </text:span><text:span text:style-name="Strong_20_Emphasis"><text:span text:style-name="T1">NFS</text:span></text:span><text:span text:style-name="T1">.</text:span></text:p>
        </text:list-item>
        <text:list-item>
          <text:p text:style-name="P16"><text:span text:style-name="T1">Modelo asimétrico: </text:span><text:span text:style-name="Strong_20_Emphasis"><text:span text:style-name="T1">1 a N</text:span></text:span><text:span text:style-name="T1">, o </text:span><text:span text:style-name="Strong_20_Emphasis"><text:span text:style-name="T1">M a N</text:span></text:span><text:span text:style-name="T1"> (M &lt; N).</text:span></text:p>
        </text:list-item>
      </text:list>
      <text:p text:style-name="P4"/>
      <text:h text:style-name="Heading_20_3" text:outline-level="3"><text:span text:style-name="Strong_20_Emphasis"><text:span text:style-name="T1">3. Modelo Peer-to-Peer (P2P)</text:span></text:span></text:h>
      <text:list text:style-name="L8">
        <text:list-item>
          <text:p text:style-name="P18"><text:span text:style-name="Strong_20_Emphasis"><text:span text:style-name="T1">Carga distribuida completamente.</text:span></text:span></text:p>
        </text:list-item>
        <text:list-item>
          <text:p text:style-name="P19">Todos los nodos pueden actuar como cliente y servidor.</text:p>
        </text:list-item>
        <text:list-item>
          <text:p text:style-name="P19">Alta escalabilidad en rendimiento.</text:p>
        </text:list-item>
        <text:list-item>
          <text:p text:style-name="P19">Baja escalabilidad en administración.</text:p>
        </text:list-item>
        <text:list-item>
          <text:p text:style-name="P19">Ejemplos:</text:p>
          <text:list>
            <text:list-item>
              <text:p text:style-name="P19"><text:soft-page-break/>Gnutella.</text:p>
            </text:list-item>
            <text:list-item>
              <text:p text:style-name="P19">BitTorrent.</text:p>
            </text:list-item>
            <text:list-item>
              <text:p text:style-name="P19">Redes antiguas como Novell Lite, Windows for Workgroup (LAN Manager).</text:p>
            </text:list-item>
          </text:list>
        </text:list-item>
        <text:list-item>
          <text:p text:style-name="P18"><text:span text:style-name="T1">Modelo asimétrico: </text:span><text:span text:style-name="Strong_20_Emphasis"><text:span text:style-name="T1">N a N</text:span></text:span><text:span text:style-name="T1">.</text:span></text:p>
        </text:list-item>
      </text:list>
      <text:p text:style-name="P4"/>
      <text:h text:style-name="Heading_20_3" text:outline-level="3"><text:span text:style-name="Strong_20_Emphasis"><text:span text:style-name="T1">4. Modelo Híbrido P2P</text:span></text:span></text:h>
      <text:list text:style-name="L9">
        <text:list-item>
          <text:p text:style-name="P20">Combina características de cliente/servidor y P2P.</text:p>
        </text:list-item>
        <text:list-item>
          <text:p text:style-name="P20">Algunos nodos cumplen roles especiales (coordinadores, directorios).</text:p>
        </text:list-item>
        <text:list-item>
          <text:p text:style-name="P20">Mejor administración y escalabilidad.</text:p>
        </text:list-item>
        <text:list-item>
          <text:p text:style-name="P20">Ejemplos:</text:p>
          <text:list>
            <text:list-item>
              <text:p text:style-name="P21"><text:span text:style-name="Strong_20_Emphasis"><text:span text:style-name="T1">eDonkey, aMule, eMule.</text:span></text:span></text:p>
            </text:list-item>
            <text:list-item>
              <text:p text:style-name="P21"><text:span text:style-name="Strong_20_Emphasis"><text:span text:style-name="T1">Skype</text:span></text:span><text:span text:style-name="T1">, </text:span><text:span text:style-name="Strong_20_Emphasis"><text:span text:style-name="T1">Napster</text:span></text:span><text:span text:style-name="T1">, mensajería instantánea.</text:span></text:p>
            </text:list-item>
          </text:list>
        </text:list-item>
        <text:list-item>
          <text:p text:style-name="P21"><text:span text:style-name="T1">Modelo asimétrico: </text:span><text:span text:style-name="Strong_20_Emphasis"><text:span text:style-name="T1">M a N</text:span></text:span><text:span text:style-name="T1">.</text:span></text:p>
        </text:list-item>
      </text:list>
      <text:p text:style-name="P4"/>
      <text:h text:style-name="Heading_20_2" text:outline-level="2"><text:span text:style-name="Strong_20_Emphasis"><text:span text:style-name="T1">Ejemplo: BitTorrent</text:span></text:span></text:h>
      <text:list text:style-name="L10">
        <text:list-item>
          <text:p text:style-name="P22"><text:span text:style-name="T1">Protocolo P2P para compartir </text:span><text:span text:style-name="Strong_20_Emphasis"><text:span text:style-name="T1">archivos grandes</text:span></text:span><text:span text:style-name="T1">.</text:span></text:p>
        </text:list-item>
        <text:list-item>
          <text:p text:style-name="P22"><text:span text:style-name="T1">Usa archivos </text:span><text:span text:style-name="Source_20_Text"><text:span text:style-name="T1">.torrent</text:span></text:span><text:span text:style-name="T1"> que contienen la dirección del </text:span><text:span text:style-name="Strong_20_Emphasis"><text:span text:style-name="T1">tracker</text:span></text:span><text:span text:style-name="T1">.</text:span></text:p>
        </text:list-item>
        <text:list-item>
          <text:p text:style-name="P22"><text:span text:style-name="T1">El tracker entrega info sobre </text:span><text:span text:style-name="Strong_20_Emphasis"><text:span text:style-name="T1">peers</text:span></text:span><text:span text:style-name="T1">:</text:span></text:p>
          <text:list>
            <text:list-item>
              <text:p text:style-name="P22"><text:span text:style-name="Strong_20_Emphasis"><text:span text:style-name="T1">Seeders</text:span></text:span><text:span text:style-name="T1">: tienen el archivo completo.</text:span></text:p>
            </text:list-item>
            <text:list-item>
              <text:p text:style-name="P22"><text:span text:style-name="Strong_20_Emphasis"><text:span text:style-name="T1">Leechers</text:span></text:span><text:span text:style-name="T1">: tienen partes.</text:span></text:p>
            </text:list-item>
          </text:list>
        </text:list-item>
        <text:list-item>
          <text:p text:style-name="P22"><text:span text:style-name="T1">Comunicación con el tracker normalmente sobre </text:span><text:span text:style-name="Strong_20_Emphasis"><text:span text:style-name="T1">HTTP</text:span></text:span><text:span text:style-name="T1">.</text:span></text:p>
        </text:list-item>
        <text:list-item>
          <text:p text:style-name="P22"><text:span text:style-name="T1">El archivo se divide en </text:span><text:span text:style-name="Strong_20_Emphasis"><text:span text:style-name="T1">chunks</text:span></text:span><text:span text:style-name="T1"> que se descargan desde distintos peers.</text:span></text:p>
        </text:list-item>
        <text:list-item>
          <text:p text:style-name="P22"><text:span text:style-name="T1">Implementa el algoritmo </text:span><text:span text:style-name="Strong_20_Emphasis"><text:span text:style-name="T1">"rarest first"</text:span></text:span><text:span text:style-name="T1">: descarga primero los chunks menos disponibles.</text:span></text:p>
        </text:list-item>
        <text:list-item>
          <text:p text:style-name="P23">Solo 4 peers pueden estar descargando desde un peer a la vez.</text:p>
        </text:list-item>
        <text:list-item>
          <text:p text:style-name="P23">Ranking entre peers: se prioriza a los que suben y bajan equilibradamente.</text:p>
        </text:list-item>
        <text:list-item>
          <text:p text:style-name="P22"><text:span text:style-name="T1">Soporta NAT mediante conexiones salientes (outbound) → recomendable </text:span><text:span text:style-name="Strong_20_Emphasis"><text:span text:style-name="T1">port </text:span></text:span><text:soft-page-break/><text:span text:style-name="Strong_20_Emphasis"><text:span text:style-name="T1">forwarding</text:span></text:span><text:span text:style-name="T1">.</text:span></text:p>
        </text:list-item>
        <text:list-item>
          <text:p text:style-name="P22"><text:span text:style-name="T1">Usa </text:span><text:span text:style-name="Strong_20_Emphasis"><text:span text:style-name="T1">puerto 6881</text:span></text:span><text:span text:style-name="T1"> hacia arriba.</text:span></text:p>
        </text:list-item>
      </text:list>
      <text:p text:style-name="P4"/>
      <text:h text:style-name="Heading_20_2" text:outline-level="2"><text:span text:style-name="Strong_20_Emphasis"><text:span text:style-name="T1">Ejemplo: Skype</text:span></text:span></text:h>
      <text:list text:style-name="L11">
        <text:list-item>
          <text:p text:style-name="P24"><text:span text:style-name="T1">Protocolo propietario de </text:span><text:span text:style-name="Strong_20_Emphasis"><text:span text:style-name="T1">VoIP</text:span></text:span><text:span text:style-name="T1">.</text:span></text:p>
        </text:list-item>
        <text:list-item>
          <text:p text:style-name="P24"><text:span text:style-name="T1">Usa una red P2P con </text:span><text:span text:style-name="Strong_20_Emphasis"><text:span text:style-name="T1">super-nodos</text:span></text:span><text:span text:style-name="T1">.</text:span></text:p>
        </text:list-item>
        <text:list-item>
          <text:p text:style-name="P25">Los super-nodos:</text:p>
          <text:list>
            <text:list-item>
              <text:p text:style-name="P24"><text:span text:style-name="T1">Actúan como </text:span><text:span text:style-name="Strong_20_Emphasis"><text:span text:style-name="T1">directorios</text:span></text:span><text:span text:style-name="T1">.</text:span></text:p>
            </text:list-item>
            <text:list-item>
              <text:p text:style-name="P24"><text:span text:style-name="T1">Hacen de </text:span><text:span text:style-name="Strong_20_Emphasis"><text:span text:style-name="T1">STUN</text:span></text:span><text:span text:style-name="T1"> (permiten atravesar NAT).</text:span></text:p>
            </text:list-item>
            <text:list-item>
              <text:p text:style-name="P24"><text:span text:style-name="T1">Crean </text:span><text:span text:style-name="Strong_20_Emphasis"><text:span text:style-name="T1">overlay networks</text:span></text:span><text:span text:style-name="T1"> (red sobre otra red).</text:span></text:p>
            </text:list-item>
            <text:list-item>
              <text:p text:style-name="P24"><text:span text:style-name="T1">Utilizan </text:span><text:span text:style-name="Strong_20_Emphasis"><text:span text:style-name="T1">servicios externos</text:span></text:span><text:span text:style-name="T1"> para autenticación.</text:span></text:p>
            </text:list-item>
            <text:list-item>
              <text:p text:style-name="P24"><text:span text:style-name="T1">Pueden existir </text:span><text:span text:style-name="Strong_20_Emphasis"><text:span text:style-name="T1">mega-super-nodos</text:span></text:span><text:span text:style-name="T1"> que pertenecen a Skype.</text:span></text:p>
            </text:list-item>
          </text:list>
        </text:list-item>
        <text:list-item>
          <text:p text:style-name="P25">Los nodos regulares también pueden convertirse en super-nodos.</text:p>
        </text:list-item>
      </text:list>
      <text:p text:style-name="P4"/>
      <text:h text:style-name="Heading_20_2" text:outline-level="2"><text:span text:style-name="Strong_20_Emphasis"><text:span text:style-name="T1">Direccionamiento de Procesos</text:span></text:span></text:h>
      <text:list text:style-name="L12">
        <text:list-item>
          <text:p text:style-name="P26"><text:span text:style-name="T1">Cada aplicación en ejecución es tratada como un </text:span><text:span text:style-name="Strong_20_Emphasis"><text:span text:style-name="T1">proceso</text:span></text:span><text:span text:style-name="T1">.</text:span></text:p>
        </text:list-item>
        <text:list-item>
          <text:p text:style-name="P27">Para enviarle datos a un proceso específico se necesita:</text:p>
          <text:list>
            <text:list-item>
              <text:p text:style-name="P26"><text:span text:style-name="Strong_20_Emphasis"><text:span text:style-name="T1">Identificador de host</text:span></text:span><text:span text:style-name="T1"> (por ejemplo, IP).</text:span></text:p>
            </text:list-item>
            <text:list-item>
              <text:p text:style-name="P26"><text:span text:style-name="Strong_20_Emphasis"><text:span text:style-name="T1">Identificador de proceso</text:span></text:span><text:span text:style-name="T1"> → </text:span><text:span text:style-name="Strong_20_Emphasis"><text:span text:style-name="T1">número de puerto</text:span></text:span><text:span text:style-name="T1">.</text:span></text:p>
            </text:list-item>
          </text:list>
        </text:list-item>
        <text:list-item>
          <text:p text:style-name="P26"><text:span text:style-name="T1">Los puertos permiten la </text:span><text:span text:style-name="Strong_20_Emphasis"><text:span text:style-name="T1">multiplexación</text:span></text:span><text:span text:style-name="T1">, es decir, varios servicios sobre una misma IP.</text:span></text:p>
        </text:list-item>
        <text:list-item>
          <text:p text:style-name="P26"><text:span text:style-name="T1">El acceso a este direccionamiento se hace mediante la </text:span><text:span text:style-name="Strong_20_Emphasis"><text:span text:style-name="T1">API de sockets</text:span></text:span><text:span text:style-name="T1">:</text:span></text:p>
          <text:list>
            <text:list-item>
              <text:p text:style-name="P27">BSD Sockets.</text:p>
            </text:list-item>
            <text:list-item>
              <text:p text:style-name="P27">Winsocks (Microsoft).</text:p>
            </text:list-item>
            <text:list-item>
              <text:p text:style-name="P27">TLI/XTI (AT&amp;T).</text:p>
            </text:list-item>
          </text:list>
        </text:list-item>
      </text:list>
      <text:h text:style-name="Heading_20_2" text:outline-level="2"><text:span text:style-name="Strong_20_Emphasis"><text:span text:style-name="T2"/></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6T22:06:55.660000000</dc:date>
    <meta:editing-duration>PT2H38M11S</meta:editing-duration>
    <meta:editing-cycles>20</meta:editing-cycles>
    <meta:document-statistic meta:table-count="0" meta:image-count="0" meta:object-count="0" meta:page-count="5" meta:paragraph-count="108" meta:word-count="839" meta:character-count="5235" meta:non-whitespace-character-count="4595"/>
  </office:meta>
</office:document-meta>
</file>